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2b0057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2b0057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V2 - HeY CaN I HeLp a tIrEd lOoKiNg bRoThEr gEt hIs mOtHeRfUcKiN NaP On?</text:p>
      <text:p text:style-name="P1">sLeEp iN ThE HoRn pIlE? oNlY 420 bOoNdOlLaRs</text:p>
      <text:p text:style-name="P1">KV3 - Ok wElL If yOu gEt yOuR MiNd aLl cHaNgEd aBoUt tHaT ThEn yOu kNoW WhErE To fInD ThE PiLe, BeSt fRiEnD</text:p>
      <text:p text:style-name="P1">HoNk hOnK HoNk hOnK HoNk! :o)</text:p>
      <text:p text:style-name="P1">_</text:p>
      <text:p text:style-name="P1">VS1 - VrIsKa hEy yOu wAnT To uH...</text:p>
      <text:p text:style-name="P1">ShIt, I WaS AlL GoInG To aSk iF YoU WaNtEd tO HoP In tHe hOrN PiLe fOr a bIt oF MoThErFuCkIn sHuTeYe, BuT...</text:p>
      <text:p text:style-name="P1">I DoN'T ThInK I WiLl cAuSe i'm pReTtY MuCh sCaReD Of yOu, So yEaH.</text:p>
      <text:p text:style-name="P1">_</text:p>
      <text:p text:style-name="P1">TP4 - HeY CaN I InTeReSt yOu iN KiCkIn tHe wIcKeD ShIt iN ThE HoRn pIlE FoR A FeW ZeEs?</text:p>
      <text:p text:style-name="P1">CoSt yOu oNe pInCh oF SpEcIaL StArDuSt.</text:p>
      <text:p text:style-name="P1">Oh pLeAsE No dOnT Go mOtHeRfUcKiN GeTtInG My sCaRe oN LiKe tHaT, I CaNt bE HaRdLy hAnDlInG ThAt NoIsE.</text:p>
      <text:p text:style-name="P1">OkAy wElL MaYbE WaRn mE ThEn mAyBe.</text:p>
      <text:p text:style-name="P1">:o(</text:p>
      <text:p text:style-name="P1">_</text:p>
      <text:p text:style-name="P1">oAh MaN hOw DiD yOu EvEn GeT iN hErE iT's LiKe SoMe SoRt Of MiRaClE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6" meta:word-count="169" meta:character-count="800"/>
    <meta:generator>OpenOffice/4.1.2$Win32 OpenOffice.org_project/412m3$Build-9782</meta:generator>
  </office:meta>
</office:document-meta>
</file>